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493cm" style:rel-column-width="4815*"/>
    </style:style>
    <style:style style:name="Tabella6.B" style:family="table-column">
      <style:table-column-properties style:column-width="1.799cm" style:rel-column-width="1020*"/>
    </style:style>
    <style:style style:name="Tabella6.C" style:family="table-column">
      <style:table-column-properties style:column-width="4.854cm" style:rel-column-width="2752*"/>
    </style:style>
    <style:style style:name="Tabella6.D" style:family="table-column">
      <style:table-column-properties style:column-width="4.856cm" style:rel-column-width="2753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FOGLIO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5"><text:placeholder text:placeholder-type="text">&lt;for each="symbol in product.symbol_ids"&gt;</text:placeholder><draw:frame draw:style-name="fr3" draw:name="image: asimage(symbol.image)" text:anchor-type="as-char" svg:width="0.349cm" svg:height="0.3cm" draw:z-index="8"><draw:text-box><text:p text:style-name="P27"/></draw:text-box></draw:frame><text:placeholder text:placeholder-type="text">&lt;/for&gt;</text:placeholder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6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11.359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22:24.685896255</dc:date>
    <meta:editing-duration>P1DT19H50M58S</meta:editing-duration>
    <meta:editing-cycles>335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3" meta:word-count="322" meta:character-count="4191" meta:non-whitespace-character-count="3975"/>
    <meta:user-defined meta:name="Info 1"/>
    <meta:user-defined meta:name="Info 2"/>
    <meta:user-defined meta:name="Info 3"/>
    <meta:user-defined meta:name="Info 4"/>
  </office:meta>
</office:document-meta>
</file>